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6ece" officeooo:paragraph-rsid="000a6ece"/>
    </style:style>
    <style:style style:name="P2" style:family="paragraph" style:parent-style-name="Standard">
      <style:paragraph-properties fo:text-align="start" style:justify-single-word="false"/>
      <style:text-properties officeooo:rsid="000a6ece" officeooo:paragraph-rsid="000a6ece"/>
    </style:style>
    <style:style style:name="T1" style:family="text">
      <style:text-properties officeooo:rsid="000aaeb1"/>
    </style:style>
    <style:style style:name="T2" style:family="text">
      <style:text-properties officeooo:rsid="000b9e09"/>
    </style:style>
    <style:style style:name="T3" style:family="text">
      <style:text-properties officeooo:rsid="000ba306"/>
    </style:style>
    <style:style style:name="T4" style:family="text">
      <style:text-properties officeooo:rsid="000cb843"/>
    </style:style>
    <style:style style:name="T5" style:family="text">
      <style:text-properties officeooo:rsid="000e09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and Symbol <text:span text:style-name="T1">Guide</text:span></text:p>
      <text:p text:style-name="P1"/>
      <text:p text:style-name="P2">| : <text:span text:style-name="T2">This when put between two bash commands will pass the output from the first command as the inputs of the second command.</text:span></text:p>
      <text:p text:style-name="P2">|| : <text:span text:style-name="T2">This is the same thing as a logical or, so when placed between two boolean expressions, if one or more of these expressions is true, this will return true. Otherwise, it will return false.</text:span></text:p>
      <text:p text:style-name="P2">; : <text:span text:style-name="T2">This separates two commands from each other. This allows for the programmer to place more than one command on the same line.</text:span></text:p>
      <text:p text:style-name="P2">* : <text:span text:style-name="T3">By itself, this means “anything” so in a regular expression, it means zero or more of whatever is preceding it, but if used in the command line with something like “</text:span><text:span text:style-name="T4">ls a*</text:span><text:span text:style-name="T3">” </text:span><text:span text:style-name="T4">the output of ls will be any filename with “a” at the beginning.</text:span></text:p>
      <text:p text:style-name="P2">HOME : <text:span text:style-name="T4">This is an internal variable that which represents the home directory of the user</text:span></text:p>
      <text:p text:style-name="P2">!! : <text:span text:style-name="T1">This can be used to run the last command again. So whatever is the most recent command in your history, bash will run that command.</text:span></text:p>
      <text:p text:style-name="P2">! : <text:span text:style-name="T5">This is an inverter in the sense that when it's attached to a boolean expression that is true, it evaluates to false and vice versa. Or in the sense of being attached to an “=”, that then becomes “not-equal-to”.</text:span></text:p>
      <text:p text:style-name="P2">PATH : <text:span text:style-name="T4">This is an environment variable </text:span><text:span text:style-name="T5">which is assigned to a list of directories, these are separated by colons.</text:span></text:p>
      <text:p text:style-name="P2">$ :</text:p>
      <text:p text:style-name="P2">.bash_profile :</text:p>
      <text:p text:style-name="P2"/>
      <text:p text:style-name="P2"/>
      <text:p text:style-name="P2"><text:span text:style-name="T2">All answers are branched from this source: </text:span><text:a xlink:type="simple" xlink:href="http://tldp.org/LDP/abs/html/special-chars.html">http://tldp.org/LDP/abs/html/special-chars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ey Young</meta:initial-creator>
    <meta:creation-date>2013-01-17T18:22:52</meta:creation-date>
    <meta:generator>LibreOffice/3.6$Linux_X86_64 LibreOffice_project/360m1$Build-2</meta:generator>
    <dc:date>2013-01-17T21:16:52</dc:date>
    <dc:creator>Haley Young</dc:creator>
    <meta:editing-duration>PT2H20M38S</meta:editing-duration>
    <meta:editing-cycles>5</meta:editing-cycles>
    <meta:document-statistic meta:table-count="0" meta:image-count="0" meta:object-count="0" meta:page-count="1" meta:paragraph-count="12" meta:word-count="251" meta:character-count="1366" meta:non-whitespace-character-count="1127"/>
  </office:meta>
</office:document-meta>
</file>